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5.2cm" svg:y="4.1cm">
          <draw:text-box>
            <text:p><text:span text:style-name="T1">i</text:span></text:p>
          </draw:text-box>
        </draw:frame>
        <draw:frame draw:style-name="gr3" draw:text-style-name="P2" draw:layer="layout" svg:width="15.191cm" svg:height="8.591cm" svg:x="0.2cm" svg:y="0.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11-30T16:52:26.661062355</dc:date>
    <meta:editing-duration>PT3M8S</meta:editing-duration>
    <meta:editing-cycles>19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192cm" svg:height="8.592cm" xlink:href="." xlink:type="simple" chart:class="chart:scatter" chart:style-name="ch1">
        <chart:plot-area chart:style-name="ch2" chart:data-source-has-labels="both" svg:x="0.303cm" svg:y="0.171cm" svg:width="14.586cm" svg:height="8.25cm">
          <chartooo:coordinate-region svg:x="0.845cm" svg:y="0.37cm" svg:width="13.95cm" svg:height="7.852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8704694055762">
                <text:p>1.87046940557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0.667562801868943">
                <text:p>-0.6675628018689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2.70290660370726">
                <text:p>-2.702906603707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2.70290660370726">
                <text:p>-2.702906603707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0.667562801868944">
                <text:p>-0.6675628018689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.8704694055762">
                <text:p>1.87046940557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8704694055762">
                <text:p>1.87046940557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0.667562801868942">
                <text:p>-0.6675628018689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